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celPolicyDTO.setCancelPenaltyType( CancelPenaltyType cancelPenal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PolicyDT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PolicyDTO.getCancelPenal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PolicyDTO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PolicyDTO.getD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celPolicyDTO.setDeadline( String dead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